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size="10pt" style:font-size-asian="10pt" style:font-size-complex="10pt"/>
    </style:style>
    <style:style style:name="ce2" style:family="table-cell" style:parent-style-name="Default">
      <style:text-properties style:font-name="Liberation Mono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6.09pt" svg:height="205.57pt" svg:x="638.45pt" svg:y="15.05pt">
            <draw:object draw:notify-on-update-of-ranges="Sheet1.B1:Sheet1.B1 Sheet1.B2:Sheet1.B3 Sheet1.C1:Sheet1.C1 Sheet1.C2:Sheet1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P_2</text:p>
          </table:table-cell>
          <table:table-cell office:value-type="float" office:value="7.5" calcext:value-type="float">
            <text:p>7.5</text:p>
          </table:table-cell>
          <table:table-cell office:value-type="float" office:value="48560" calcext:value-type="float">
            <text:p>48560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</text:p>
          </table:table-cell>
          <table:table-cell table:formula="of:=([.C3]-[.C2])/([.B3]-[.B2])" office:value-type="float" office:value="6474.66666666667" calcext:value-type="float">
            <text:p>6474.6666666666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_1</text:p>
          </table:table-cell>
          <table:table-cell table:formula="of:=[.C2]-([.$B$5]*[.B2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2</text:p>
          </table:table-cell>
          <table:table-cell table:formula="of:=[.C3]-([.$B$5]*[.B3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prom</text:p>
          </table:table-cell>
          <table:table-cell table:formula="of:=([.B7]+[.B8])/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</text:p>
          </table:table-cell>
          <table:table-cell table:formula="of:=[.B11]/[.C3]" office:value-type="float" office:value="0.000102965403624382" calcext:value-type="float">
            <text:p>0.000102965403624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01:31:43.601088805</meta:creation-date>
    <dc:date>2019-09-21T02:19:47.331722316</dc:date>
    <meta:editing-duration>PT48M3S</meta:editing-duration>
    <meta:editing-cycles>8</meta:editing-cycles>
    <meta:generator>LibreOffice/6.0.7.3$Linux_X86_64 LibreOffice_project/00m0$Build-3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52cm" svg:height="7.253cm" xlink:href=".." xlink:type="simple" chart:class="chart:scatter" chart:style-name="ch1">
        <chart:legend chart:legend-position="end" svg:x="9.543cm" svg:y="3.327cm" style:legend-expansion="high" chart:style-name="ch2"/>
        <chart:plot-area chart:style-name="ch3" table:cell-range-address="Sheet1.B1:Sheet1.C3" chart:data-source-has-labels="row" svg:x="1.234cm" svg:y="0.145cm" svg:width="8.086cm" svg:height="5.982cm">
          <chartooo:coordinate-region svg:x="2.411cm" svg:y="0.344cm" svg:width="6.815cm" svg:height="5.136cm"/>
          <chart:axis chart:dimension="x" chart:name="primary-x" chart:style-name="ch4">
            <chart:title svg:x="4.942cm" svg:y="6.272cm" chart:style-name="ch5">
              <text:p>Len</text:p>
            </chart:title>
          </chart:axis>
          <chart:axis chart:dimension="y" chart:name="primary-y" chart:style-name="ch4">
            <chart:title svg:x="0.451cm" svg:y="3.484cm" chart:style-name="ch6">
              <text:p>Res</text:p>
            </chart:title>
            <chart:grid chart:style-name="ch7" chart:class="major"/>
          </chart:axis>
          <chart:series chart:style-name="ch8" chart:values-cell-range-address="Sheet1.C2:Sheet1.C3" chart:label-cell-address="Sheet1.C1:Sheet1.C1" chart:class="chart:scatter">
            <chart:domain table:cell-range-address="Sheet1.B2:Sheet1.B3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Ω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</svg:desc>
                </draw:g>
              </table:table-cell>
              <table:table-cell office:value-type="float" office:value="0">
                <text:p>0</text:p>
                <draw:g>
                  <svg:desc>Sheet1.C2:Sheet1.C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48560">
                <text:p>48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